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style:font-face style:name="SimSun" svg:font-family="SimSun"/>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start" style:justify-single-word="false"/>
    </style:style>
    <style:style style:name="P2" style:family="paragraph" style:parent-style-name="Standard">
      <style:paragraph-properties fo:margin-top="0cm" fo:margin-bottom="0.353cm" fo:line-height="115%" fo:text-align="start" style:justify-single-word="false"/>
      <style:text-properties fo:color="#000000" style:font-name="Helvetica" fo:font-size="15pt" fo:font-weight="bold" fo:background-color="transparent" style:font-name-asian="Helvetica" style:font-name-complex="Helvetica"/>
    </style:style>
    <style:style style:name="P3" style:family="paragraph" style:parent-style-name="Standard">
      <style:paragraph-properties fo:margin-top="0cm" fo:margin-bottom="0.353cm" fo:line-height="115%" fo:text-align="start" style:justify-single-word="false"/>
    </style:style>
    <style:style style:name="T1" style:family="text">
      <style:text-properties fo:color="#000000" style:font-name="Helvetica" fo:font-size="15pt" fo:font-weight="bold" fo:background-color="transparent" style:font-name-asian="Helvetica" style:font-name-complex="Helvetica"/>
    </style:style>
    <style:style style:name="T2" style:family="text">
      <style:text-properties fo:color="#000000" style:font-name="Helvetica" fo:font-size="15pt" style:text-underline-style="solid" style:text-underline-width="auto" style:text-underline-color="font-color" fo:font-weight="bold" style:text-underline-mode="continuous" style:text-overline-mode="continuous" style:text-line-through-mode="continuous" fo:background-color="transparent" style:font-name-asian="Helvetica" style:font-name-complex="Helvetica"/>
    </style:style>
    <style:style style:name="T3" style:family="text">
      <style:text-properties fo:color="#000000" style:font-name="SimSun" fo:font-size="15pt" fo:font-weight="bold" fo:background-color="transparent" style:font-name-asian="SimSun" style:font-name-complex="SimSun"/>
    </style:style>
    <style:style style:name="T4" style:family="text">
      <style:text-properties fo:color="#0000ff" style:font-name="Helvetica" fo:font-size="15pt" style:text-underline-style="solid" style:text-underline-width="auto" style:text-underline-color="font-color" fo:font-weight="bold" style:text-underline-mode="continuous" style:text-overline-mode="continuous" style:text-line-through-mode="continuous" fo:background-color="transparent" style:font-name-asian="Helvetica" style:font-name-complex="Helveti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1]- Hearts of Oak – Man the Guns [/h1]</text:p>
      <text:p text:style-name="P2"/>
      <text:p text:style-name="P2">[b]1.6.0 MAN THE GUNS COMPATIBLE<text:tab/>[/b]</text:p>
      <text:p text:style-name="P2"/>
      <text:p text:style-name="P2">[h1]OVERVIEW:[/h1]</text:p>
      <text:p text:style-name="P2"/>
      <text:p text:style-name="P1"><text:span text:style-name="T1">Hearts of Oak is a total overhaul mod that aims to provide a more complete and balanced experience of World War 2 without overcomplicating or compromising balance for gameplay purposes. This mod intended for both singleplayer and multiplayer, the AI has been improved in many areas ( German ai can take over all of europe, including norway, for example) and extra challenges have been added for the player. Hearts of Oak also contains features that improve the MP playability, focuses on the player’s experience against other players and it strives to have great gameplay while keeping the historical accuracy as high as possible. Hearts of Oak includes unique tech trees (aircraft and armour) and unique focus trees for all majors and important minors to ensure that you are massively immersed whilst playing your country of choosing. Moreover focus trees last into late war unlike vanilla where they run out or pickable focus rather early. The entire mod in a whole has been rebalanced, so industry does not for example snowball and to get a large standing army is incredibly difficult. The unit that you have on the field are very precious in the early-mid game and it is not until later on in the game that the full industrial capacity of nations is unlocked. The game aims to make the Axis strong in the early early-mid game and give the Allies and the Comintern the advantage towards the later parts of the game. </text:span></text:p>
      <text:p text:style-name="P2"><text:s/></text:p>
      <text:p text:style-name="P2">[h1]Features:[/h1]</text:p>
      <text:p text:style-name="P2">[list]</text:p>
      <text:p text:style-name="P2"><text:soft-page-break/>[*]Balance in all things</text:p>
      <text:p text:style-name="P2">[*]Republic of Salò and Italian capitulation mechanic</text:p>
      <text:p text:style-name="P2">[*]Island Hopping Mechanic</text:p>
      <text:p text:style-name="P2">[*]Sino-Japanese war Mechanic</text:p>
      <text:p text:style-name="P2">[*]Great Patriotic war Mechanic</text:p>
      <text:p text:style-name="P2">[*]Improved Spanish Civil war ( can last to 1939 )</text:p>
      <text:p text:style-name="P2">[*]Improved winter war and continuation war(Finland is not a pushover anymore)</text:p>
      <text:p text:style-name="P2">[*]Improvement of the AI on ALL levels</text:p>
      <text:p text:style-name="P2">[*]Reworked combat mechanics</text:p>
      <text:p text:style-name="P2">[*]Reworked map </text:p>
      <text:p text:style-name="P2">[*]Both NATO and normal counters are supported</text:p>
      <text:p text:style-name="P2">[*]SS and Red Guards Divisions</text:p>
      <text:p text:style-name="P2">[*]Added new types of equipment</text:p>
      <text:p text:style-name="P2">[*]All units use either horses or trucks as transports</text:p>
      <text:p text:style-name="P2">[*]100s of unique events</text:p>
      <text:p text:style-name="P2">[*]100s of unique leaders and national spirits</text:p>
      <text:p text:style-name="P2">[*]Decreased lag </text:p>
      <text:p text:style-name="P2">[*]Unique German, American, Soviet, Commonwealth, Japan and Axis minors Armour trees</text:p>
      <text:p text:style-name="P2">[*]Unique British, American, German and Soviet Air trees</text:p>
      <text:p text:style-name="P2">[*]All equipment statistics reworked</text:p>
      <text:p text:style-name="P2">[*]Doctrines improved</text:p>
      <text:p text:style-name="P2">[*]New decisions for all the majors and expanded generic ones</text:p>
      <text:p text:style-name="P2">[*]UI improvements</text:p>
      <text:p text:style-name="P2"><text:soft-page-break/>[*]More Straits and impassable terrain</text:p>
      <text:p text:style-name="P2">[*]And much more[/list]</text:p>
      <text:p text:style-name="P2"/>
      <text:p text:style-name="P2">[h1]New National Focus Trees for:[/h1]</text:p>
      <text:p text:style-name="P2">[list]</text:p>
      <text:p text:style-name="P2">[*]USA</text:p>
      <text:p text:style-name="P2">[*]UK</text:p>
      <text:p text:style-name="P2">[*]Germany</text:p>
      <text:p text:style-name="P2">[*]Italy</text:p>
      <text:p text:style-name="P2">[*]Soviet Union</text:p>
      <text:p text:style-name="P2">[*]Japan</text:p>
      <text:p text:style-name="P2">[*]France</text:p>
      <text:p text:style-name="P2">[*]China</text:p>
      <text:p text:style-name="P2">[*]And other minors[/list]</text:p>
      <text:p text:style-name="P2"/>
      <text:p text:style-name="P2">[h1]Authors' Note:[/h1]</text:p>
      <text:p text:style-name="P2">[list]</text:p>
      <text:p text:style-name="P2">[*]This mod is the result of 6 months of playtesting and fixing by a small group pf players, as a result all statistics have been tested and exploits removed. Extra effort has been in put in making everything as polished as possible.</text:p>
      <text:p text:style-name="P2">[*]Some of you may notice we share some assets with total war mod, which we used to work for on. Unfortuntely after we split they refused to remove our work against our will, whereas we removed their work. Steam and Paradox policies don't allow us to claim our work, sadly.</text:p>
      <text:p text:style-name="P2">[/list]</text:p>
      <text:p text:style-name="P2"><text:soft-page-break/></text:p>
      <text:p text:style-name="P2">[h1]FIND US AT:[/h1]</text:p>
      <text:p text:style-name="P2"/>
      <text:p text:style-name="P1"><text:a xlink:type="simple" xlink:href="https://discord.gg/QvbBCap" text:style-name="Internet_20_link" text:visited-style-name="Visited_20_Internet_20_Link"><text:span text:style-name="T2">https://discord.gg/QvbBCap</text:span></text:a></text:p>
      <text:p text:style-name="P2">Join us in our multiplayer games (every friday, usually) or just have a chat.</text:p>
      <text:p text:style-name="P2">We are always open to suggestions and critiques.</text:p>
      <text:p text:style-name="P2">Bug reporting is always appreciated!</text:p>
      <text:p text:style-name="P2"/>
      <text:p text:style-name="P2">[h1]WANT TO JOIN US?[/h1]</text:p>
      <text:p text:style-name="P2"/>
      <text:p text:style-name="P2">All help is welcome, feel free to message any of us on steam of better yet discord.</text:p>
      <text:p text:style-name="P2"/>
      <text:p text:style-name="P1"><text:span text:style-name="T1">[b]*DISCLAIMER: </text:span><text:span text:style-name="T1">Hearts of Oak </text:span><text:span text:style-name="T1">is NOT A REALISM MOD. We will consider historical accuracy when it benefits gameplay.</text:span></text:p>
      <text:p text:style-name="P2">[/b]</text:p>
      <text:p text:style-name="P2"/>
      <text:p text:style-name="P2">[h1]Credits (mods included):<text:tab/>[/h1]</text:p>
      <text:p text:style-name="P2">[list]</text:p>
      <text:p text:style-name="P1"><text:span text:style-name="T1">[*]Wunderwaffle </text:span><text:a xlink:type="simple" xlink:href="https://steamcommunity.com/sharedfiles/filedetails/?id=1094354980" text:style-name="Internet_20_link" text:visited-style-name="Visited_20_Internet_20_Link"><text:span text:style-name="T2">https://steamcommunity.com/sharedfiles/filedetails/?id=1094354980</text:span></text:a><text:span text:style-name="T1"> (WW's Map+ Ironman )</text:span></text:p>
      <text:p text:style-name="P1"><text:span text:style-name="T1"><text:s text:c="11"/></text:span><text:a xlink:type="simple" xlink:href="https://steamcommunity.com/sharedfiles/filedetails/?id=1364971843" text:style-name="Internet_20_link" text:visited-style-name="Visited_20_Internet_20_Link"><text:span text:style-name="T2">https://steamcommunity.com/sharedfiles/filedetails/?id=1364971843</text:span></text:a><text:span text:style-name="T1"> ( WW's Buttons+ )</text:span></text:p>
      <text:p text:style-name="P2"><text:span text:style-name="T1"/></text:p>
      <text:p text:style-name="P1"><text:soft-page-break/><text:span text:style-name="T1">[*]mpu.daemos </text:span><text:a xlink:type="simple" xlink:href="https://steamcommunity.com/sharedfiles/filedetails/?id=1331463215" text:style-name="Internet_20_link" text:visited-style-name="Visited_20_Internet_20_Link"><text:span text:style-name="T2">https://steamcommunity.com/sharedfiles/filedetails/?id=1331463215</text:span></text:a><text:span text:style-name="T1"> <text:s/>( MPU Theatre Icons - NATO like counters )</text:span></text:p>
      <text:p text:style-name="P2"/>
      <text:p text:style-name="P1"><text:span text:style-name="T1">[*]Steffen </text:span><text:a xlink:type="simple" xlink:href="https://steamcommunity.com/sharedfiles/filedetails/?id=699686998" text:style-name="Internet_20_link" text:visited-style-name="Visited_20_Internet_20_Link"><text:span text:style-name="T2">https://steamcommunity.com/sharedfiles/filedetails/?id=699686998</text:span></text:a><text:span text:style-name="T1"> ( better terrain view )</text:span></text:p>
      <text:p text:style-name="P2"/>
      <text:p text:style-name="P1"><text:span text:style-name="T1">[*]</text:span><text:span text:style-name="T3">电灯弗里曼</text:span></text:p>
      <text:p text:style-name="P1"><text:a xlink:type="simple" xlink:href="https://steamcommunity.com/sharedfiles/filedetails/?id=1481327114" text:style-name="Internet_20_link" text:visited-style-name="Visited_20_Internet_20_Link"><text:span text:style-name="T2">https://steamcommunity.com/sharedfiles/filedetails/?id=1481327114</text:span></text:a><text:span text:style-name="T1"> (Lamp's Eqpt Icons 3 - Unique Support Eqpt Icons)</text:span></text:p>
      <text:p text:style-name="P2"/>
      <text:p text:style-name="P1"><text:span text:style-name="T1">[*]Cherio </text:span><text:a xlink:type="simple" xlink:href="https://steamcommunity.com/sharedfiles/filedetails/?id=1393337716" text:style-name="Internet_20_link" text:visited-style-name="Visited_20_Internet_20_Link"><text:span text:style-name="T2">https://steamcommunity.com/sharedfiles/filedetails/?id=1393337716</text:span></text:a><text:span text:style-name="T1"> ( Better Air Wing Deployment )[/list]</text:span></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style:font-face style:name="SimSun" svg:font-family="SimSun"/>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2-25T13:02:36.01</dc:date>
    <dc:creator>Samuele Landini</dc:creator>
    <meta:editing-duration>PT43M58S</meta:editing-duration>
    <meta:editing-cycles>3</meta:editing-cycles>
    <meta:generator>OpenOffice/4.1.3$Win32 OpenOffice.org_project/413m1$Build-9783</meta:generator>
    <meta:document-statistic meta:table-count="0" meta:image-count="0" meta:object-count="0" meta:page-count="5" meta:paragraph-count="66" meta:word-count="642" meta:character-count="4306"/>
  </office:meta>
</office:document-meta>
</file>